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3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ell1</text:p>
          </table:table-cell>
          <table:table-cell office:value-type="string">
            <text:p>cell304</text:p>
          </table:table-cell>
          <table:table-cell office:value-type="string">
            <text:p>difference sq</text:p>
          </table:table-cell>
          <table:table-cell/>
          <table:table-cell office:value-type="string">
            <text:p>difference sq</text:p>
          </table:table-cell>
        </table:table-row>
        <table:table-row table:style-name="ro1">
          <table:table-cell office:value-type="float" office:value="0.006629">
            <text:p>0.006629</text:p>
          </table:table-cell>
          <table:table-cell office:value-type="float" office:value="0.006934">
            <text:p>0.006934</text:p>
          </table:table-cell>
          <table:table-cell table:formula="of:=([.A2]-[.B2])*([.A2]-[.B2])" office:value-type="float" office:value="0.0000000930250000000004">
            <text:p>0.000000093</text:p>
          </table:table-cell>
          <table:table-cell office:value-type="float" office:value="0.006934">
            <text:p>0.006934</text:p>
          </table:table-cell>
          <table:table-cell table:formula="of:=([.A2]-[.D2])^2" office:value-type="float" office:value="0.0000000930250000000004">
            <text:p>0.000000093</text:p>
          </table:table-cell>
        </table:table-row>
        <table:table-row table:style-name="ro1">
          <table:table-cell office:value-type="float" office:value="0.000695">
            <text:p>0.000695</text:p>
          </table:table-cell>
          <table:table-cell office:value-type="float" office:value="0.000851">
            <text:p>0.000851</text:p>
          </table:table-cell>
          <table:table-cell table:formula="of:=([.A3]-[.B3])*([.A3]-[.B3])" office:value-type="float" office:value="0.000000024336">
            <text:p>2.4336E-008</text:p>
          </table:table-cell>
          <table:table-cell office:value-type="float" office:value="0.000851">
            <text:p>0.000851</text:p>
          </table:table-cell>
          <table:table-cell table:formula="of:=([.A3]-[.D3])^2" office:value-type="float" office:value="0.000000024336">
            <text:p>2.4336E-008</text:p>
          </table:table-cell>
        </table:table-row>
        <table:table-row table:style-name="ro1">
          <table:table-cell office:value-type="float" office:value="0.000687">
            <text:p>0.000687</text:p>
          </table:table-cell>
          <table:table-cell office:value-type="float" office:value="0.00083">
            <text:p>0.00083</text:p>
          </table:table-cell>
          <table:table-cell table:formula="of:=([.A4]-[.B4])*([.A4]-[.B4])" office:value-type="float" office:value="0.000000020449">
            <text:p>2.0449E-008</text:p>
          </table:table-cell>
          <table:table-cell office:value-type="float" office:value="0.00083">
            <text:p>0.00083</text:p>
          </table:table-cell>
          <table:table-cell table:formula="of:=([.A4]-[.D4])^2" office:value-type="float" office:value="0.000000020449">
            <text:p>2.0449E-008</text:p>
          </table:table-cell>
        </table:table-row>
        <table:table-row table:style-name="ro1">
          <table:table-cell office:value-type="float" office:value="0.00013">
            <text:p>0.00013</text:p>
          </table:table-cell>
          <table:table-cell office:value-type="float" office:value="0.000107">
            <text:p>0.000107</text:p>
          </table:table-cell>
          <table:table-cell table:formula="of:=([.A5]-[.B5])*([.A5]-[.B5])" office:value-type="float" office:value="0.000000000529">
            <text:p>5.29E-010</text:p>
          </table:table-cell>
          <table:table-cell office:value-type="float" office:value="0.000107">
            <text:p>0.000107</text:p>
          </table:table-cell>
          <table:table-cell table:formula="of:=([.A5]-[.D5])^2" office:value-type="float" office:value="0.000000000529">
            <text:p>5.29E-010</text:p>
          </table:table-cell>
        </table:table-row>
        <table:table-row table:style-name="ro1">
          <table:table-cell office:value-type="float" office:value="0.000692">
            <text:p>0.000692</text:p>
          </table:table-cell>
          <table:table-cell office:value-type="float" office:value="0.000705">
            <text:p>0.000705</text:p>
          </table:table-cell>
          <table:table-cell table:formula="of:=([.A6]-[.B6])*([.A6]-[.B6])" office:value-type="float" office:value="0.000000000169">
            <text:p>1.69E-010</text:p>
          </table:table-cell>
          <table:table-cell office:value-type="float" office:value="0.000705">
            <text:p>0.000705</text:p>
          </table:table-cell>
          <table:table-cell table:formula="of:=([.A6]-[.D6])^2" office:value-type="float" office:value="0.000000000169">
            <text:p>1.69E-010</text:p>
          </table:table-cell>
        </table:table-row>
        <table:table-row table:style-name="ro1">
          <table:table-cell office:value-type="float" office:value="0.000662">
            <text:p>0.000662</text:p>
          </table:table-cell>
          <table:table-cell office:value-type="float" office:value="0.000638">
            <text:p>0.000638</text:p>
          </table:table-cell>
          <table:table-cell table:formula="of:=([.A7]-[.B7])*([.A7]-[.B7])" office:value-type="float" office:value="0.000000000575999999999997">
            <text:p>5.75999999999997E-010</text:p>
          </table:table-cell>
          <table:table-cell office:value-type="float" office:value="0.000638">
            <text:p>0.000638</text:p>
          </table:table-cell>
          <table:table-cell table:formula="of:=([.A7]-[.D7])^2" office:value-type="float" office:value="0.000000000575999999999997">
            <text:p>5.75999999999997E-010</text:p>
          </table:table-cell>
        </table:table-row>
        <table:table-row table:style-name="ro1">
          <table:table-cell office:value-type="float" office:value="0.000346">
            <text:p>0.000346</text:p>
          </table:table-cell>
          <table:table-cell office:value-type="float" office:value="0.000375">
            <text:p>0.000375</text:p>
          </table:table-cell>
          <table:table-cell table:formula="of:=([.A8]-[.B8])*([.A8]-[.B8])" office:value-type="float" office:value="0.000000000841">
            <text:p>8.41E-010</text:p>
          </table:table-cell>
          <table:table-cell office:value-type="float" office:value="0.000375">
            <text:p>0.000375</text:p>
          </table:table-cell>
          <table:table-cell table:formula="of:=([.A8]-[.D8])^2" office:value-type="float" office:value="0.000000000841">
            <text:p>8.41E-010</text:p>
          </table:table-cell>
        </table:table-row>
        <table:table-row table:style-name="ro1">
          <table:table-cell office:value-type="float" office:value="0.000344">
            <text:p>0.000344</text:p>
          </table:table-cell>
          <table:table-cell office:value-type="float" office:value="0.000411">
            <text:p>0.000411</text:p>
          </table:table-cell>
          <table:table-cell table:formula="of:=([.A9]-[.B9])*([.A9]-[.B9])" office:value-type="float" office:value="0.000000004489">
            <text:p>4.489E-009</text:p>
          </table:table-cell>
          <table:table-cell office:value-type="float" office:value="0.000411">
            <text:p>0.000411</text:p>
          </table:table-cell>
          <table:table-cell table:formula="of:=([.A9]-[.D9])^2" office:value-type="float" office:value="0.000000004489">
            <text:p>4.489E-009</text:p>
          </table:table-cell>
        </table:table-row>
        <table:table-row table:style-name="ro1">
          <table:table-cell office:value-type="float" office:value="0.000042">
            <text:p>0.000042</text:p>
          </table:table-cell>
          <table:table-cell office:value-type="float" office:value="0.000046">
            <text:p>0.000046</text:p>
          </table:table-cell>
          <table:table-cell table:formula="of:=([.A10]-[.B10])*([.A10]-[.B10])" office:value-type="float" office:value="0.000000000016">
            <text:p>1.6E-011</text:p>
          </table:table-cell>
          <table:table-cell office:value-type="float" office:value="0.000046">
            <text:p>0.000046</text:p>
          </table:table-cell>
          <table:table-cell table:formula="of:=([.A10]-[.D10])^2" office:value-type="float" office:value="0.000000000016">
            <text:p>1.6E-011</text:p>
          </table:table-cell>
        </table:table-row>
        <table:table-row table:style-name="ro1">
          <table:table-cell office:value-type="float" office:value="0.000042">
            <text:p>0.000042</text:p>
          </table:table-cell>
          <table:table-cell office:value-type="float" office:value="0.00007">
            <text:p>0.00007</text:p>
          </table:table-cell>
          <table:table-cell table:formula="of:=([.A11]-[.B11])*([.A11]-[.B11])" office:value-type="float" office:value="0.000000000784">
            <text:p>7.84E-010</text:p>
          </table:table-cell>
          <table:table-cell office:value-type="float" office:value="0.00007">
            <text:p>0.00007</text:p>
          </table:table-cell>
          <table:table-cell table:formula="of:=([.A11]-[.D11])^2" office:value-type="float" office:value="0.000000000784">
            <text:p>7.84E-010</text:p>
          </table:table-cell>
        </table:table-row>
        <table:table-row table:style-name="ro1">
          <table:table-cell table:number-columns-repeated="2" office:value-type="float" office:value="0.00006">
            <text:p>0.00006</text:p>
          </table:table-cell>
          <table:table-cell table:formula="of:=([.A12]-[.B12])*([.A12]-[.B12])" office:value-type="float" office:value="0">
            <text:p>0</text:p>
          </table:table-cell>
          <table:table-cell office:value-type="float" office:value="0.00006">
            <text:p>0.00006</text:p>
          </table:table-cell>
          <table:table-cell table:formula="of:=([.A12]-[.D12])^2" office:value-type="float" office:value="0">
            <text:p>0</text:p>
          </table:table-cell>
        </table:table-row>
        <table:table-row table:style-name="ro1">
          <table:table-cell office:value-type="float" office:value="0.000011">
            <text:p>0.000011</text:p>
          </table:table-cell>
          <table:table-cell office:value-type="float" office:value="0.000044">
            <text:p>0.000044</text:p>
          </table:table-cell>
          <table:table-cell table:formula="of:=([.A13]-[.B13])*([.A13]-[.B13])" office:value-type="float" office:value="0.000000001089">
            <text:p>1.089E-009</text:p>
          </table:table-cell>
          <table:table-cell office:value-type="float" office:value="0.000044">
            <text:p>0.000044</text:p>
          </table:table-cell>
          <table:table-cell table:formula="of:=([.A13]-[.D13])^2" office:value-type="float" office:value="0.000000001089">
            <text:p>1.089E-009</text:p>
          </table:table-cell>
        </table:table-row>
        <table:table-row table:style-name="ro1">
          <table:table-cell office:value-type="float" office:value="0.000042">
            <text:p>0.000042</text:p>
          </table:table-cell>
          <table:table-cell office:value-type="float" office:value="0.000006">
            <text:p>0.000006</text:p>
          </table:table-cell>
          <table:table-cell table:formula="of:=([.A14]-[.B14])*([.A14]-[.B14])" office:value-type="float" office:value="0.000000001296">
            <text:p>1.296E-009</text:p>
          </table:table-cell>
          <table:table-cell office:value-type="float" office:value="0.000006">
            <text:p>0.000006</text:p>
          </table:table-cell>
          <table:table-cell table:formula="of:=([.A14]-[.D14])^2" office:value-type="float" office:value="0.000000001296">
            <text:p>1.296E-009</text:p>
          </table:table-cell>
        </table:table-row>
        <table:table-row table:style-name="ro1">
          <table:table-cell office:value-type="float" office:value="0.000044">
            <text:p>0.000044</text:p>
          </table:table-cell>
          <table:table-cell office:value-type="float" office:value="0.000017">
            <text:p>0.000017</text:p>
          </table:table-cell>
          <table:table-cell table:formula="of:=([.A15]-[.B15])*([.A15]-[.B15])" office:value-type="float" office:value="0.000000000729">
            <text:p>7.29E-010</text:p>
          </table:table-cell>
          <table:table-cell office:value-type="float" office:value="0.000017">
            <text:p>0.000017</text:p>
          </table:table-cell>
          <table:table-cell table:formula="of:=([.A15]-[.D15])^2" office:value-type="float" office:value="0.000000000729">
            <text:p>7.29E-01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([.A16]-[.B16])*([.A16]-[.B1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2:.C16])" office:value-type="float" office:value="0.000000148328">
            <text:p>1.48328E-007</text:p>
          </table:table-cell>
          <table:table-cell/>
          <table:table-cell table:formula="of:=SUM([.E2:.E15])" office:value-type="float" office:value="0.000000148328">
            <text:p>1.48328E-00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formula="of:=0.000087/583" office:value-type="float" office:value="0.000000149228130360206">
            <text:p>1.49228130360206E-0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20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ra Sanchez-Corrales</meta:initial-creator>
    <meta:creation-date>2012-03-08T18:29:50</meta:creation-date>
    <dc:date>2012-04-13T20:19:30</dc:date>
    <dc:creator>Yara Sanchez-Corrales</dc:creator>
    <meta:editing-duration>P0D</meta:editing-duration>
    <meta:editing-cycles>1</meta:editing-cycles>
    <meta:document-statistic meta:table-count="3" meta:cell-count="81" meta:object-count="0"/>
    <meta:generator>LibreOffice/3.3$Unix LibreOffice_project/330m19$Build-401</meta:generator>
  </office:meta>
</office:document-meta>
</file>